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43in"/>
    </style:style>
    <style:style style:name="co2" style:family="table-column">
      <style:table-column-properties fo:break-before="auto" style:column-width="0.8425in"/>
    </style:style>
    <style:style style:name="co3" style:family="table-column">
      <style:table-column-properties fo:break-before="auto" style:column-width="0.8154in"/>
    </style:style>
    <style:style style:name="co4" style:family="table-column">
      <style:table-column-properties fo:break-before="auto" style:column-width="0.92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555in"/>
    </style:style>
    <style:style style:name="co7" style:family="table-column">
      <style:table-column-properties fo:break-before="auto" style:column-width="1.1307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5" table:number-columns-repeated="57" table:default-cell-style-name="Default"/>
        <table:table-row table:style-name="ro1">
          <table:table-cell table:style-name="ce11" office:value-type="string" calcext:value-type="string">
            <text:p>WEEK NO</text:p>
          </table:table-cell>
          <table:table-cell table:style-name="ce13" office:value-type="string" calcext:value-type="string">
            <text:p>DATE</text:p>
          </table:table-cell>
          <table:table-cell table:style-name="ce11" office:value-type="string" calcext:value-type="string">
            <text:p>VERSES</text:p>
            <text:p>COMPLETED</text:p>
          </table:table-cell>
          <table:table-cell table:style-name="ce11" office:value-type="string" calcext:value-type="string">
            <text:p>N VERSES</text:p>
            <text:p>TO COMPLETE</text:p>
          </table:table-cell>
          <table:table-cell table:style-name="ce11" office:value-type="string" calcext:value-type="string">
            <text:p>WHERE</text:p>
            <text:p>IS YOU</text:p>
          </table:table-cell>
          <table:table-cell table:style-name="ce11" office:value-type="string" calcext:value-type="string">
            <text:p>CUM VERSES</text:p>
            <text:p>COMPLETED</text:p>
          </table:table-cell>
          <table:table-cell table:style-name="ce11" office:value-type="string" calcext:value-type="string">
            <text:p>CUM VERSES</text:p>
            <text:p>SHOULD BE DONE</text:p>
          </table:table-cell>
          <table:table-cell table:style-name="ce11" office:value-type="string" calcext:value-type="string">
            <text:p>DIFF</text:p>
          </table:table-cell>
          <table:table-cell table:style-name="ce11"/>
          <table:table-cell table:style-name="ce11" office:value-type="string" calcext:value-type="string">
            <text:p>COME, FOLLOW ME SPOT</text:p>
          </table:table-cell>
          <table:table-cell table:style-name="ce11"/>
          <table:table-cell table:style-name="ce15"/>
          <table:table-cell table:style-name="ce11" table:number-columns-repeated="2"/>
          <table:table-cell table:style-name="ce11" office:value-type="string" calcext:value-type="string">
            <text:p>Need to do at least 18/day to keep up with Come, Follow Me</text:p>
          </table:table-cell>
          <table:table-cell table:style-name="ce11" table:number-columns-repeated="4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formula="of:=[.F3]-[.G3]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formula="of:=[.F4]-[.G4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formula="of:=[.F5]-[.G5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formula="of:=[.F6]-[.G6]" office:value-type="float" office:value="-27" calcext:value-type="float">
            <text:p>-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formula="of:=[.F7]-[.G7]" office:value-type="float" office:value="-20" calcext:value-type="float">
            <text:p>-2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formula="of:=[.F8]-[.G8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formula="of:=[.F9]-[.G9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formula="of:=[.F10]-[.G10]" office:value-type="float" office:value="-32" calcext:value-type="float">
            <text:p>-3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formula="of:=[.F11]-[.G11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formula="of:=[.F12]-[.G12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formula="of:=[.F13]-[.G13]" office:value-type="float" office:value="-30" calcext:value-type="float">
            <text:p>-3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formula="of:=[.F14]-[.G14]" office:value-type="float" office:value="-58" calcext:value-type="float">
            <text:p>-5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formula="of:=[.F15]-[.G15]" office:value-type="float" office:value="-68" calcext:value-type="float">
            <text:p>-6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formula="of:=[.F16]-[.G16]" office:value-type="float" office:value="-86" calcext:value-type="float">
            <text:p>-8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formula="of:=[.F17]-[.G17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formula="of:=[.F18]-[.G18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formula="of:=[.F19]-[.G19]" office:value-type="float" office:value="-122" calcext:value-type="float">
            <text:p>-122</text:p>
          </table:table-cell>
          <table:table-cell table:number-columns-repeated="5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formula="of:=[.F20]-[.G20]" office:value-type="float" office:value="-150" calcext:value-type="float">
            <text:p>-15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formula="of:=[.F21]-[.G21]" office:value-type="float" office:value="-99" calcext:value-type="float">
            <text:p>-9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formula="of:=[.F22]-[.G22]" office:value-type="float" office:value="-127" calcext:value-type="float">
            <text:p>-1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formula="of:=[.F23]-[.G23]" office:value-type="float" office:value="-155" calcext:value-type="float">
            <text:p>-15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7:12</text:p>
          </table:table-cell>
          <table:table-cell table:formula="of:=[.F23]+[.C24]"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table:formula="of:=[.F24]-[.G24]" office:value-type="float" office:value="-142" calcext:value-type="float">
            <text:p>-14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9:7</text:p>
          </table:table-cell>
          <table:table-cell table:formula="of:=[.F24]+[.C25]" office:value-type="float" office:value="2172" calcext:value-type="float">
            <text:p>2172</text:p>
          </table:table-cell>
          <table:table-cell office:value-type="float" office:value="2286" calcext:value-type="float">
            <text:p>2286</text:p>
          </table:table-cell>
          <table:table-cell table:formula="of:=[.F25]-[.G25]" office:value-type="float" office:value="-114" calcext:value-type="float">
            <text:p>-11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0:40</text:p>
          </table:table-cell>
          <table:table-cell table:formula="of:=[.F25]+[.C26]" office:value-type="float" office:value="2235" calcext:value-type="float">
            <text:p>2235</text:p>
          </table:table-cell>
          <table:table-cell office:value-type="float" office:value="2314" calcext:value-type="float">
            <text:p>2314</text:p>
          </table:table-cell>
          <table:table-cell table:formula="of:=[.F26]-[.G26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1:29</text:p>
          </table:table-cell>
          <table:table-cell table:formula="of:=[.F26]+[.C27]" office:value-type="float" office:value="2264" calcext:value-type="float">
            <text:p>2264</text:p>
          </table:table-cell>
          <table:table-cell office:value-type="float" office:value="2342" calcext:value-type="float">
            <text:p>2342</text:p>
          </table:table-cell>
          <table:table-cell table:formula="of:=[.F27]-[.G27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52:20</text:p>
          </table:table-cell>
          <table:table-cell table:formula="of:=[.F27]+[.C28]" office:value-type="float" office:value="2292" calcext:value-type="float">
            <text:p>2292</text:p>
          </table:table-cell>
          <table:table-cell office:value-type="float" office:value="2370" calcext:value-type="float">
            <text:p>2370</text:p>
          </table:table-cell>
          <table:table-cell table:formula="of:=[.F28]-[.G28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4:14</text:p>
          </table:table-cell>
          <table:table-cell table:formula="of:=[.F28]+[.C29]" office:value-type="float" office:value="2349" calcext:value-type="float">
            <text:p>2349</text:p>
          </table:table-cell>
          <table:table-cell office:value-type="float" office:value="2398" calcext:value-type="float">
            <text:p>2398</text:p>
          </table:table-cell>
          <table:table-cell table:formula="of:=[.F29]-[.G29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5:21</text:p>
          </table:table-cell>
          <table:table-cell table:formula="of:=[.F29]+[.C30]" office:value-type="float" office:value="2380" calcext:value-type="float">
            <text:p>2380</text:p>
          </table:table-cell>
          <table:table-cell office:value-type="float" office:value="2426" calcext:value-type="float">
            <text:p>2426</text:p>
          </table:table-cell>
          <table:table-cell table:formula="of:=[.F30]-[.G30]" office:value-type="float" office:value="-46" calcext:value-type="float">
            <text:p>-4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16</text:p>
          </table:table-cell>
          <table:table-cell table:formula="of:=[.F30]+[.C31]" office:value-type="float" office:value="2410" calcext:value-type="float">
            <text:p>2410</text:p>
          </table:table-cell>
          <table:table-cell office:value-type="float" office:value="2454" calcext:value-type="float">
            <text:p>2454</text:p>
          </table:table-cell>
          <table:table-cell table:formula="of:=[.F31]-[.G31]" office:value-type="float" office:value="-44" calcext:value-type="float">
            <text:p>-4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1]+[.C32]" office:value-type="float" office:value="2447" calcext:value-type="float">
            <text:p>2447</text:p>
          </table:table-cell>
          <table:table-cell office:value-type="float" office:value="2482" calcext:value-type="float">
            <text:p>2482</text:p>
          </table:table-cell>
          <table:table-cell table:formula="of:=[.F32]-[.G32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2]+[.C33]" office:value-type="float" office:value="2447" calcext:value-type="float">
            <text:p>2447</text:p>
          </table:table-cell>
          <table:table-cell office:value-type="float" office:value="2510" calcext:value-type="float">
            <text:p>2510</text:p>
          </table:table-cell>
          <table:table-cell table:formula="of:=[.F33]-[.G33]" office:value-type="float" office:value="-63" calcext:value-type="float">
            <text:p>-63</text:p>
          </table:table-cell>
          <table:table-cell table:number-columns-repeated="5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3]+[.C34]" office:value-type="float" office:value="2489" calcext:value-type="float">
            <text:p>2489</text:p>
          </table:table-cell>
          <table:table-cell office:value-type="float" office:value="2538" calcext:value-type="float">
            <text:p>2538</text:p>
          </table:table-cell>
          <table:table-cell table:formula="of:=[.F34]-[.G34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4]+[.C35]" office:value-type="float" office:value="2489" calcext:value-type="float">
            <text:p>2489</text:p>
          </table:table-cell>
          <table:table-cell office:value-type="float" office:value="2566" calcext:value-type="float">
            <text:p>2566</text:p>
          </table:table-cell>
          <table:table-cell table:formula="of:=[.F35]-[.G35]" office:value-type="float" office:value="-77" calcext:value-type="float">
            <text:p>-7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32</text:p>
          </table:table-cell>
          <table:table-cell table:formula="of:=[.F35]+[.C36]" office:value-type="float" office:value="2519" calcext:value-type="float">
            <text:p>2519</text:p>
          </table:table-cell>
          <table:table-cell office:value-type="float" office:value="2594" calcext:value-type="float">
            <text:p>2594</text:p>
          </table:table-cell>
          <table:table-cell table:formula="of:=[.F36]-[.G36]" office:value-type="float" office:value="-75" calcext:value-type="float">
            <text:p>-7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0:10</text:p>
          </table:table-cell>
          <table:table-cell table:formula="of:=[.F36]+[.C37]" office:value-type="float" office:value="2551" calcext:value-type="float">
            <text:p>2551</text:p>
          </table:table-cell>
          <table:table-cell office:value-type="float" office:value="2622" calcext:value-type="float">
            <text:p>2622</text:p>
          </table:table-cell>
          <table:table-cell table:formula="of:=[.F37]-[.G37]" office:value-type="float" office:value="-71" calcext:value-type="float">
            <text:p>-7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0:30</text:p>
          </table:table-cell>
          <table:table-cell table:formula="of:=[.F37]+[.C38]" office:value-type="float" office:value="2571" calcext:value-type="float">
            <text:p>2571</text:p>
          </table:table-cell>
          <table:table-cell office:value-type="float" office:value="2650" calcext:value-type="float">
            <text:p>26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2571" calcext:value-type="float">
            <text:p>2571</text:p>
          </table:table-cell>
          <table:table-cell office:value-type="float" office:value="2678" calcext:value-type="float">
            <text:p>26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2571" calcext:value-type="float">
            <text:p>2571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2571" calcext:value-type="float">
            <text:p>2571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2571" calcext:value-type="float">
            <text:p>2571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2571" calcext:value-type="float">
            <text:p>2571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2571" calcext:value-type="float">
            <text:p>2571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571" calcext:value-type="float">
            <text:p>2571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2571" calcext:value-type="float">
            <text:p>2571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2571" calcext:value-type="float">
            <text:p>2571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571" calcext:value-type="float">
            <text:p>2571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2571" calcext:value-type="float">
            <text:p>2571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2571" calcext:value-type="float">
            <text:p>2571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571" calcext:value-type="float">
            <text:p>2571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2571" calcext:value-type="float">
            <text:p>2571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571" calcext:value-type="float">
            <text:p>2571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571" calcext:value-type="float">
            <text:p>2571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2571" calcext:value-type="float">
            <text:p>2571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2571" calcext:value-type="float">
            <text:p>2571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2571" calcext:value-type="float">
            <text:p>2571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2571" calcext:value-type="float">
            <text:p>2571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2571" calcext:value-type="float">
            <text:p>2571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2571" calcext:value-type="float">
            <text:p>2571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2571" calcext:value-type="float">
            <text:p>2571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2571" calcext:value-type="float">
            <text:p>2571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2571" calcext:value-type="float">
            <text:p>2571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2571" calcext:value-type="float">
            <text:p>2571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2571" calcext:value-type="float">
            <text:p>2571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2571" calcext:value-type="float">
            <text:p>2571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2571" calcext:value-type="float">
            <text:p>2571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2571" calcext:value-type="float">
            <text:p>2571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2571" calcext:value-type="float">
            <text:p>2571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2571" calcext:value-type="float">
            <text:p>2571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2571" calcext:value-type="float">
            <text:p>2571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2571" calcext:value-type="float">
            <text:p>2571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2571" calcext:value-type="float">
            <text:p>2571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2571" calcext:value-type="float">
            <text:p>2571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2571" calcext:value-type="float">
            <text:p>2571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2571" calcext:value-type="float">
            <text:p>2571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2571" calcext:value-type="float">
            <text:p>2571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2571" calcext:value-type="float">
            <text:p>2571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2571" calcext:value-type="float">
            <text:p>2571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2571" calcext:value-type="float">
            <text:p>2571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2571" calcext:value-type="float">
            <text:p>2571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2571" calcext:value-type="float">
            <text:p>2571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2571" calcext:value-type="float">
            <text:p>2571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2571" calcext:value-type="float">
            <text:p>2571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2571" calcext:value-type="float">
            <text:p>2571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2571" calcext:value-type="float">
            <text:p>2571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2571" calcext:value-type="float">
            <text:p>2571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2571" calcext:value-type="float">
            <text:p>2571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2571" calcext:value-type="float">
            <text:p>2571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2571" calcext:value-type="float">
            <text:p>2571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2571" calcext:value-type="float">
            <text:p>2571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2571" calcext:value-type="float">
            <text:p>2571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2571" calcext:value-type="float">
            <text:p>2571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2571" calcext:value-type="float">
            <text:p>2571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2571" calcext:value-type="float">
            <text:p>2571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2571" calcext:value-type="float">
            <text:p>2571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2571" calcext:value-type="float">
            <text:p>2571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2571" calcext:value-type="float">
            <text:p>2571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2571" calcext:value-type="float">
            <text:p>2571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2571" calcext:value-type="float">
            <text:p>2571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2571" calcext:value-type="float">
            <text:p>2571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2571" calcext:value-type="float">
            <text:p>2571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2571" calcext:value-type="float">
            <text:p>2571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2571" calcext:value-type="float">
            <text:p>2571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2571" calcext:value-type="float">
            <text:p>2571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2571" calcext:value-type="float">
            <text:p>2571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2571" calcext:value-type="float">
            <text:p>2571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2571" calcext:value-type="float">
            <text:p>2571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2571" calcext:value-type="float">
            <text:p>2571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2571" calcext:value-type="float">
            <text:p>2571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2571" calcext:value-type="float">
            <text:p>2571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2571" calcext:value-type="float">
            <text:p>2571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2571" calcext:value-type="float">
            <text:p>2571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2571" calcext:value-type="float">
            <text:p>2571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2571" calcext:value-type="float">
            <text:p>2571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2571" calcext:value-type="float">
            <text:p>2571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2571" calcext:value-type="float">
            <text:p>2571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2571" calcext:value-type="float">
            <text:p>2571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2571" calcext:value-type="float">
            <text:p>2571</text:p>
          </table:table-cell>
          <table:table-cell office:value-type="float" office:value="4918" calcext:value-type="float">
            <text:p>4918</text:p>
          </table:table-cell>
          <table:table-cell/>
          <table:table-cell office:value-type="string" calcext:value-type="string">
            <text:p>Should be DONE with Moroni and be able to begin on Nephi here</text:p>
          </table:table-cell>
          <table:table-cell table:number-columns-repeated="55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2571" calcext:value-type="float">
            <text:p>2571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2571" calcext:value-type="float">
            <text:p>2571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2571" calcext:value-type="float">
            <text:p>2571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2571" calcext:value-type="float">
            <text:p>2571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2571" calcext:value-type="float">
            <text:p>2571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2571" calcext:value-type="float">
            <text:p>2571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2571" calcext:value-type="float">
            <text:p>2571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2571" calcext:value-type="float">
            <text:p>2571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2571" calcext:value-type="float">
            <text:p>2571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2571" calcext:value-type="float">
            <text:p>2571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2571" calcext:value-type="float">
            <text:p>2571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2571" calcext:value-type="float">
            <text:p>2571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2571" calcext:value-type="float">
            <text:p>2571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2571" calcext:value-type="float">
            <text:p>2571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2571" calcext:value-type="float">
            <text:p>2571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2571" calcext:value-type="float">
            <text:p>2571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2571" calcext:value-type="float">
            <text:p>2571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2571" calcext:value-type="float">
            <text:p>2571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2571" calcext:value-type="float">
            <text:p>2571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2571" calcext:value-type="float">
            <text:p>2571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2571" calcext:value-type="float">
            <text:p>2571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2571" calcext:value-type="float">
            <text:p>2571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2571" calcext:value-type="float">
            <text:p>2571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2571" calcext:value-type="float">
            <text:p>2571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2571" calcext:value-type="float">
            <text:p>2571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2571" calcext:value-type="float">
            <text:p>2571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2571" calcext:value-type="float">
            <text:p>2571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2571" calcext:value-type="float">
            <text:p>2571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2571" calcext:value-type="float">
            <text:p>2571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2571" calcext:value-type="float">
            <text:p>2571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2571" calcext:value-type="float">
            <text:p>2571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2571" calcext:value-type="float">
            <text:p>2571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2571" calcext:value-type="float">
            <text:p>2571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2571" calcext:value-type="float">
            <text:p>2571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2571" calcext:value-type="float">
            <text:p>2571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2571" calcext:value-type="float">
            <text:p>2571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2571" calcext:value-type="float">
            <text:p>2571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2571" calcext:value-type="float">
            <text:p>2571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2571" calcext:value-type="float">
            <text:p>2571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2571" calcext:value-type="float">
            <text:p>2571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2571" calcext:value-type="float">
            <text:p>2571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2571" calcext:value-type="float">
            <text:p>2571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2571" calcext:value-type="float">
            <text:p>2571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2571" calcext:value-type="float">
            <text:p>2571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2571" calcext:value-type="float">
            <text:p>2571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2571" calcext:value-type="float">
            <text:p>2571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2571" calcext:value-type="float">
            <text:p>2571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2571" calcext:value-type="float">
            <text:p>2571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2571" calcext:value-type="float">
            <text:p>2571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2571" calcext:value-type="float">
            <text:p>2571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2571" calcext:value-type="float">
            <text:p>2571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2571" calcext:value-type="float">
            <text:p>2571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2571" calcext:value-type="float">
            <text:p>2571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2571" calcext:value-type="float">
            <text:p>2571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2571" calcext:value-type="float">
            <text:p>2571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2571" calcext:value-type="float">
            <text:p>2571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2571" calcext:value-type="float">
            <text:p>2571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2571" calcext:value-type="float">
            <text:p>2571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2571" calcext:value-type="float">
            <text:p>2571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2571" calcext:value-type="float">
            <text:p>2571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2571" calcext:value-type="float">
            <text:p>2571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6604 TOTAL in BoM</text:p>
          </table:table-cell>
          <table:table-cell table:number-columns-repeated="5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2571" calcext:value-type="float">
            <text:p>2571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2571" calcext:value-type="float">
            <text:p>2571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2571" calcext:value-type="float">
            <text:p>2571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2571" calcext:value-type="float">
            <text:p>2571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2571" calcext:value-type="float">
            <text:p>2571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08:57:01.614486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8-06T08:57:12.336402413</dc:date>
    <meta:editing-duration>PT19H53M17S</meta:editing-duration>
    <meta:editing-cycles>51</meta:editing-cycles>
    <meta:document-statistic meta:table-count="1" meta:cell-count="878" meta:object-count="0"/>
  </office:meta>
</office:document-meta>
</file>